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erson.setF13( String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0( Lo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is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6( Short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1( BigInteger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5( short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2( BigDecimal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3( byte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8( Double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4( Date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7( double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4( Byte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8( Integer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5( float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7( int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16( Float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9( long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2( Boolean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